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вои чувства бурлят как река<text:line-break/>Захлестывая волнами ласки.... <text:line-break/>Я всегда так была далека<text:line-break/>Что не верила в эти сказки...<text:line-break/><text:line-break/>Только ты ведь пришел же ко мне<text:line-break/>Разбивая стереотипы скопом<text:line-break/>Я все чаще живу как в невиданном сне<text:line-break/>И лишь ты в меня веришь и любишь нон-стопом.<text:line-break/><text:line-break/>И тебе все равно на чужие слова<text:line-break/>Ты сомненья убъешь все за выстрел<text:line-break/>Разучилась все ж думать твоя голова<text:line-break/>Понимаешь, что счастлив ты не был...<text:line-break/><text:line-break/>Кем тебе я явилась-так и не понять<text:line-break/>Только ты навсегда остаешься<text:line-break/>Все, чего ты боишься-меня потерять<text:line-break/>Лишь со мною теперь ты смеешься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Лизавета Чижикова</meta:initial-creator>
    <meta:creation-date>2012-11-29T00:24:13.26</meta:creation-date>
    <meta:document-statistic meta:table-count="0" meta:image-count="0" meta:object-count="0" meta:page-count="1" meta:paragraph-count="1" meta:word-count="93" meta:character-count="531"/>
    <dc:date>2012-11-29T00:31:13.14</dc:date>
    <dc:creator>Лизавета Чижикова</dc:creator>
    <meta:editing-duration>PT7M7S</meta:editing-duration>
    <meta:editing-cycles>1</meta:editing-cycles>
    <meta:generator>OpenOffice.org/3.3$Win32 OpenOffice.org_project/330m20$Build-9567</meta:generator>
  </office:meta>
</office:document-meta>
</file>